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1.455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massFuelPerTime</text:p>
          </table:table-cell>
          <table:table-cell office:value-type="string">
            <text:p>representativeAircraft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2">
          <table:table-cell office:value-type="string">
            <text:p>combat</text:p>
          </table:table-cell>
          <table:table-cell office:value-type="string">
            <text:p>high thrust</text:p>
          </table:table-cell>
          <table:table-cell office:value-type="float" office:value="54.7166666666667">
            <text:p>54.72</text:p>
          </table:table-cell>
          <table:table-cell office:value-type="string">
            <text:p>F16</text:p>
          </table:table-cell>
          <table:table-cell/>
          <table:table-cell office:value-type="string">
            <text:p>http://www.eea.europa.eu/publications/EMEPCORINAIR5/page017.html</text:p>
          </table:table-cell>
        </table:table-row>
        <table:table-row table:style-name="ro2">
          <table:table-cell office:value-type="string">
            <text:p>combat</text:p>
          </table:table-cell>
          <table:table-cell office:value-type="string">
            <text:p>low thrust</text:p>
          </table:table-cell>
          <table:table-cell office:value-type="float" office:value="35">
            <text:p>35</text:p>
          </table:table-cell>
          <table:table-cell office:value-type="string">
            <text:p>Tiger F-5E</text:p>
          </table:table-cell>
          <table:table-cell/>
          <table:table-cell office:value-type="string">
            <text:p>http://www.eea.europa.eu/publications/EMEPCORINAIR5/page017.html</text:p>
          </table:table-cell>
        </table:table-row>
        <table:table-row table:style-name="ro2">
          <table:table-cell office:value-type="string">
            <text:p>trainer</text:p>
          </table:table-cell>
          <table:table-cell office:value-type="string">
            <text:p>jet trainers</text:p>
          </table:table-cell>
          <table:table-cell office:value-type="float" office:value="12">
            <text:p>12</text:p>
          </table:table-cell>
          <table:table-cell office:value-type="string">
            <text:p>Hawk</text:p>
          </table:table-cell>
          <table:table-cell/>
          <table:table-cell office:value-type="string">
            <text:p>http://www.eea.europa.eu/publications/EMEPCORINAIR5/page017.html</text:p>
          </table:table-cell>
        </table:table-row>
        <table:table-row table:style-name="ro2">
          <table:table-cell office:value-type="string">
            <text:p>trainer</text:p>
          </table:table-cell>
          <table:table-cell office:value-type="string">
            <text:p>turboprop trainers</text:p>
          </table:table-cell>
          <table:table-cell office:value-type="float" office:value="2">
            <text:p>2</text:p>
          </table:table-cell>
          <table:table-cell office:value-type="string">
            <text:p>PC-7</text:p>
          </table:table-cell>
          <table:table-cell/>
          <table:table-cell office:value-type="string">
            <text:p>http://www.eea.europa.eu/publications/EMEPCORINAIR5/page017.html</text:p>
          </table:table-cell>
        </table:table-row>
        <table:table-row table:style-name="ro2">
          <table:table-cell office:value-type="string">
            <text:p>tanker/transport</text:p>
          </table:table-cell>
          <table:table-cell office:value-type="string">
            <text:p>large</text:p>
          </table:table-cell>
          <table:table-cell office:value-type="float" office:value="37.0833333333333">
            <text:p>37.08</text:p>
          </table:table-cell>
          <table:table-cell office:value-type="string">
            <text:p>C-130</text:p>
          </table:table-cell>
          <table:table-cell/>
          <table:table-cell office:value-type="string">
            <text:p>http://www.eea.europa.eu/publications/EMEPCORINAIR5/page017.html</text:p>
          </table:table-cell>
        </table:table-row>
        <table:table-row table:style-name="ro2">
          <table:table-cell office:value-type="string">
            <text:p>tanker/transport</text:p>
          </table:table-cell>
          <table:table-cell office:value-type="string">
            <text:p>small</text:p>
          </table:table-cell>
          <table:table-cell office:value-type="float" office:value="8.31666666666667">
            <text:p>8.32</text:p>
          </table:table-cell>
          <table:table-cell office:value-type="string">
            <text:p>ATP</text:p>
          </table:table-cell>
          <table:table-cell/>
          <table:table-cell office:value-type="string">
            <text:p>http://www.eea.europa.eu/publications/EMEPCORINAIR5/page017.html</text:p>
          </table:table-cell>
        </table:table-row>
        <table:table-row table:style-name="ro2">
          <table:table-cell office:value-type="string">
            <text:p>maritime patrol aircraft</text:p>
          </table:table-cell>
          <table:table-cell/>
          <table:table-cell office:value-type="float" office:value="37.0833333333333">
            <text:p>37.08</text:p>
          </table:table-cell>
          <table:table-cell office:value-type="string">
            <text:p>C130</text:p>
          </table:table-cell>
          <table:table-cell/>
          <table:table-cell office:value-type="string">
            <text:p>http://www.eea.europa.eu/publications/EMEPCORINAIR5/page017.html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7">07/07/2009</text:date>, <text:time>12:0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7-06T16:06:11</meta:creation-date>
    <dc:date>2009-07-07T12:00:02</dc:date>
    <meta:editing-cycles>3</meta:editing-cycles>
    <meta:editing-duration>PT9M2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